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5.79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padding="2.01pt"/>
    </style:style>
    <style:style style:name="ce2" style:family="table-cell" style:parent-style-name="Default" style:data-style-name="N13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[1954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0.00100000004749745" calcext:value-type="float">
            <text:p>0.001000000047497</text:p>
          </table:table-cell>
          <table:table-cell table:style-name="ce2" table:formula="of:=[.C1]*12" office:value-type="float" office:value="0.0120000005699694" calcext:value-type="float">
            <text:p>0.012</text:p>
          </table:table-cell>
          <table:table-cell table:style-name="ce2" office:value-type="float" office:value="0.00989" calcext:value-type="float">
            <text:p>0.010</text:p>
          </table:table-cell>
          <table:table-cell table:formula="of:=COM.MICROSOFT.CONCAT([.A1];&quot;,&quot;;[.B1];&quot;,&quot;;[.E1];&quot;],&quot;)" office:value-type="string" office:string-value="[1954,1,0.00989]," calcext:value-type="string">
            <text:p>[1954,1,0.00989],</text:p>
          </table:table-cell>
        </table:table-row>
        <table:table-row table:style-name="ro1">
          <table:table-cell office:value-type="string" calcext:value-type="string">
            <text:p>[196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0.00100000004749745" calcext:value-type="float">
            <text:p>0.001000000047497</text:p>
          </table:table-cell>
          <table:table-cell table:style-name="ce2" table:formula="of:=[.C2]*12" office:value-type="float" office:value="0.0120000005699694" calcext:value-type="float">
            <text:p>0.012</text:p>
          </table:table-cell>
          <table:table-cell table:style-name="ce2" office:value-type="float" office:value="0.0194" calcext:value-type="float">
            <text:p>0.019</text:p>
          </table:table-cell>
          <table:table-cell table:formula="of:=COM.MICROSOFT.CONCAT([.A2];&quot;,&quot;;[.B2];&quot;,&quot;;[.E2];&quot;],&quot;)" office:value-type="string" office:string-value="[1961,1,0.0194]," calcext:value-type="string">
            <text:p>[1961,1,0.0194],</text:p>
          </table:table-cell>
        </table:table-row>
        <table:table-row table:style-name="ro1">
          <table:table-cell office:value-type="string" calcext:value-type="string">
            <text:p>[1963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0.00100000004749745" calcext:value-type="float">
            <text:p>0.001000000047497</text:p>
          </table:table-cell>
          <table:table-cell table:style-name="ce2" table:formula="of:=[.C3]*12" office:value-type="float" office:value="0.0120000005699694" calcext:value-type="float">
            <text:p>0.012</text:p>
          </table:table-cell>
          <table:table-cell table:style-name="ce2" office:value-type="float" office:value="0.0317" calcext:value-type="float">
            <text:p>0.032</text:p>
          </table:table-cell>
          <table:table-cell table:formula="of:=COM.MICROSOFT.CONCAT([.A3];&quot;,&quot;;[.B3];&quot;,&quot;;[.E3];&quot;],&quot;)" office:value-type="string" office:string-value="[1963,1,0.0317]," calcext:value-type="string">
            <text:p>[1963,1,0.0317],</text:p>
          </table:table-cell>
        </table:table-row>
        <table:table-row table:style-name="ro1">
          <table:table-cell office:value-type="string" calcext:value-type="string">
            <text:p>[197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0.00100000004749745" calcext:value-type="float">
            <text:p>0.001000000047497</text:p>
          </table:table-cell>
          <table:table-cell table:style-name="ce2" table:formula="of:=[.C4]*12" office:value-type="float" office:value="0.0120000005699694" calcext:value-type="float">
            <text:p>0.012</text:p>
          </table:table-cell>
          <table:table-cell table:style-name="ce2" office:value-type="float" office:value="0.0208" calcext:value-type="float">
            <text:p>0.021</text:p>
          </table:table-cell>
          <table:table-cell table:formula="of:=COM.MICROSOFT.CONCAT([.A4];&quot;,&quot;;[.B4];&quot;,&quot;;[.E4];&quot;],&quot;)" office:value-type="string" office:string-value="[1971,1,0.0208]," calcext:value-type="string">
            <text:p>[1971,1,0.0208],</text:p>
          </table:table-cell>
        </table:table-row>
        <table:table-row table:style-name="ro1">
          <table:table-cell office:value-type="string" calcext:value-type="string">
            <text:p>[1974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0.00100000004749745" calcext:value-type="float">
            <text:p>0.001000000047497</text:p>
          </table:table-cell>
          <table:table-cell table:style-name="ce2" table:formula="of:=[.C5]*12" office:value-type="float" office:value="0.0120000005699694" calcext:value-type="float">
            <text:p>0.012</text:p>
          </table:table-cell>
          <table:table-cell table:style-name="ce2" office:value-type="float" office:value="0.0168" calcext:value-type="float">
            <text:p>0.017</text:p>
          </table:table-cell>
          <table:table-cell table:formula="of:=COM.MICROSOFT.CONCAT([.A5];&quot;,&quot;;[.B5];&quot;,&quot;;[.E5];&quot;],&quot;)" office:value-type="string" office:string-value="[1974,1,0.0168]," calcext:value-type="string">
            <text:p>[1974,1,0.0168],</text:p>
          </table:table-cell>
        </table:table-row>
        <table:table-row table:style-name="ro1">
          <table:table-cell office:value-type="string" calcext:value-type="string">
            <text:p>[1976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0.00100000004749745" calcext:value-type="float">
            <text:p>0.001000000047497</text:p>
          </table:table-cell>
          <table:table-cell table:style-name="ce2" table:formula="of:=[.C6]*12" office:value-type="float" office:value="0.0120000005699694" calcext:value-type="float">
            <text:p>0.012</text:p>
          </table:table-cell>
          <table:table-cell table:style-name="ce2" office:value-type="float" office:value="0.0131" calcext:value-type="float">
            <text:p>0.013</text:p>
          </table:table-cell>
          <table:table-cell table:formula="of:=COM.MICROSOFT.CONCAT([.A6];&quot;,&quot;;[.B6];&quot;,&quot;;[.E6];&quot;],&quot;)" office:value-type="string" office:string-value="[1976,1,0.0131]," calcext:value-type="string">
            <text:p>[1976,1,0.0131],</text:p>
          </table:table-cell>
        </table:table-row>
        <table:table-row table:style-name="ro1">
          <table:table-cell office:value-type="string" calcext:value-type="string">
            <text:p>[1977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0.00100000004749745" calcext:value-type="float">
            <text:p>0.001000000047497</text:p>
          </table:table-cell>
          <table:table-cell table:style-name="ce2" table:formula="of:=[.C7]*12" office:value-type="float" office:value="0.0120000005699694" calcext:value-type="float">
            <text:p>0.012</text:p>
          </table:table-cell>
          <table:table-cell table:style-name="ce2" office:value-type="float" office:value="0.00858" calcext:value-type="float">
            <text:p>0.009</text:p>
          </table:table-cell>
          <table:table-cell table:formula="of:=COM.MICROSOFT.CONCAT([.A7];&quot;,&quot;;[.B7];&quot;,&quot;;[.E7];&quot;],&quot;)" office:value-type="string" office:string-value="[1977,1,0.00858]," calcext:value-type="string">
            <text:p>[1977,1,0.00858],</text:p>
          </table:table-cell>
        </table:table-row>
        <table:table-row table:style-name="ro1">
          <table:table-cell office:value-type="string" calcext:value-type="string">
            <text:p>[1978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0.00100000004749745" calcext:value-type="float">
            <text:p>0.001000000047497</text:p>
          </table:table-cell>
          <table:table-cell table:style-name="ce2" table:formula="of:=[.C8]*12" office:value-type="float" office:value="0.0120000005699694" calcext:value-type="float">
            <text:p>0.012</text:p>
          </table:table-cell>
          <table:table-cell table:style-name="ce2" office:value-type="float" office:value="0.00454" calcext:value-type="float">
            <text:p>0.005</text:p>
          </table:table-cell>
          <table:table-cell table:formula="of:=COM.MICROSOFT.CONCAT([.A8];&quot;,&quot;;[.B8];&quot;,&quot;;[.E8];&quot;],&quot;)" office:value-type="string" office:string-value="[1978,1,0.00454]," calcext:value-type="string">
            <text:p>[1978,1,0.00454],</text:p>
          </table:table-cell>
        </table:table-row>
        <table:table-row table:style-name="ro1">
          <table:table-cell office:value-type="string" calcext:value-type="string">
            <text:p>[1979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0.00100000004749745" calcext:value-type="float">
            <text:p>0.001000000047497</text:p>
          </table:table-cell>
          <table:table-cell table:style-name="ce2" table:formula="of:=[.C9]*12" office:value-type="float" office:value="0.0120000005699694" calcext:value-type="float">
            <text:p>0.012</text:p>
          </table:table-cell>
          <table:table-cell table:style-name="ce2" office:value-type="float" office:value="0.00011" calcext:value-type="float">
            <text:p>0.000</text:p>
          </table:table-cell>
          <table:table-cell table:formula="of:=COM.MICROSOFT.CONCAT([.A9];&quot;,&quot;;[.B9];&quot;,&quot;;[.E9];&quot;],&quot;)" office:value-type="string" office:string-value="[1979,1,0.00011]," calcext:value-type="string">
            <text:p>[1979,1,0.00011],</text:p>
          </table:table-cell>
        </table:table-row>
        <table:table-row table:style-name="ro1">
          <table:table-cell office:value-type="string" calcext:value-type="string">
            <text:p>[1980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0.00100000004749745" calcext:value-type="float">
            <text:p>0.001000000047497</text:p>
          </table:table-cell>
          <table:table-cell table:style-name="ce2" table:formula="of:=[.C10]*12" office:value-type="float" office:value="0.0120000005699694" calcext:value-type="float">
            <text:p>0.012</text:p>
          </table:table-cell>
          <table:table-cell table:style-name="ce2" office:value-type="float" office:value="0.000132" calcext:value-type="float">
            <text:p>0.000</text:p>
          </table:table-cell>
          <table:table-cell table:formula="of:=COM.MICROSOFT.CONCAT([.A10];&quot;,&quot;;[.B10];&quot;,&quot;;[.E10];&quot;],&quot;)" office:value-type="string" office:string-value="[1980,1,0.000132]," calcext:value-type="string">
            <text:p>[1980,1,0.000132],</text:p>
          </table:table-cell>
        </table:table-row>
        <table:table-row table:style-name="ro1">
          <table:table-cell office:value-type="string" calcext:value-type="string">
            <text:p>[1980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0.00100000004749745" calcext:value-type="float">
            <text:p>0.001000000047497</text:p>
          </table:table-cell>
          <table:table-cell table:style-name="ce2" table:formula="of:=[.C11]*12" office:value-type="float" office:value="0.0120000005699694" calcext:value-type="float">
            <text:p>0.012</text:p>
          </table:table-cell>
          <table:table-cell table:style-name="ce2" office:value-type="float" office:value="0.000366" calcext:value-type="float">
            <text:p>0.000</text:p>
          </table:table-cell>
          <table:table-cell table:formula="of:=COM.MICROSOFT.CONCAT([.A11];&quot;,&quot;;[.B11];&quot;,&quot;;[.E11];&quot;],&quot;)" office:value-type="string" office:string-value="[1980,2,0.000366]," calcext:value-type="string">
            <text:p>[1980,2,0.000366],</text:p>
          </table:table-cell>
        </table:table-row>
        <table:table-row table:style-name="ro1">
          <table:table-cell office:value-type="string" calcext:value-type="string">
            <text:p>[1980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0.00100000004749745" calcext:value-type="float">
            <text:p>0.001000000047497</text:p>
          </table:table-cell>
          <table:table-cell table:style-name="ce2" table:formula="of:=[.C12]*12" office:value-type="float" office:value="0.0120000005699694" calcext:value-type="float">
            <text:p>0.012</text:p>
          </table:table-cell>
          <table:table-cell table:style-name="ce2" office:value-type="float" office:value="0.000655" calcext:value-type="float">
            <text:p>0.001</text:p>
          </table:table-cell>
          <table:table-cell table:formula="of:=COM.MICROSOFT.CONCAT([.A12];&quot;,&quot;;[.B12];&quot;,&quot;;[.E12];&quot;],&quot;)" office:value-type="string" office:string-value="[1980,3,0.000655]," calcext:value-type="string">
            <text:p>[1980,3,0.000655],</text:p>
          </table:table-cell>
        </table:table-row>
        <table:table-row table:style-name="ro1">
          <table:table-cell office:value-type="string" calcext:value-type="string">
            <text:p>[1980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0.00100000004749745" calcext:value-type="float">
            <text:p>0.001000000047497</text:p>
          </table:table-cell>
          <table:table-cell table:style-name="ce2" table:formula="of:=[.C13]*12" office:value-type="float" office:value="0.0120000005699694" calcext:value-type="float">
            <text:p>0.012</text:p>
          </table:table-cell>
          <table:table-cell table:style-name="ce2" office:value-type="float" office:value="0.000558" calcext:value-type="float">
            <text:p>0.001</text:p>
          </table:table-cell>
          <table:table-cell table:formula="of:=COM.MICROSOFT.CONCAT([.A13];&quot;,&quot;;[.B13];&quot;,&quot;;[.E13];&quot;],&quot;)" office:value-type="string" office:string-value="[1980,4,0.000558]," calcext:value-type="string">
            <text:p>[1980,4,0.000558],</text:p>
          </table:table-cell>
        </table:table-row>
        <table:table-row table:style-name="ro1">
          <table:table-cell office:value-type="string" calcext:value-type="string">
            <text:p>[1980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0.00100000004749745" calcext:value-type="float">
            <text:p>0.001000000047497</text:p>
          </table:table-cell>
          <table:table-cell table:style-name="ce2" table:formula="of:=[.C14]*12" office:value-type="float" office:value="0.0120000005699694" calcext:value-type="float">
            <text:p>0.012</text:p>
          </table:table-cell>
          <table:table-cell table:style-name="ce2" office:value-type="float" office:value="0.000669" calcext:value-type="float">
            <text:p>0.001</text:p>
          </table:table-cell>
          <table:table-cell table:formula="of:=COM.MICROSOFT.CONCAT([.A14];&quot;,&quot;;[.B14];&quot;,&quot;;[.E14];&quot;],&quot;)" office:value-type="string" office:string-value="[1980,5,0.000669]," calcext:value-type="string">
            <text:p>[1980,5,0.000669],</text:p>
          </table:table-cell>
        </table:table-row>
        <table:table-row table:style-name="ro1">
          <table:table-cell office:value-type="string" calcext:value-type="string">
            <text:p>[1980</text:p>
          </table:table-cell>
          <table:table-cell office:value-type="float" office:value="6" calcext:value-type="float">
            <text:p>6</text:p>
          </table:table-cell>
          <table:table-cell table:style-name="ce1" office:value-type="float" office:value="0.00100000004749745" calcext:value-type="float">
            <text:p>0.001000000047497</text:p>
          </table:table-cell>
          <table:table-cell table:style-name="ce2" table:formula="of:=[.C15]*12" office:value-type="float" office:value="0.0120000005699694" calcext:value-type="float">
            <text:p>0.012</text:p>
          </table:table-cell>
          <table:table-cell table:style-name="ce2" office:value-type="float" office:value="0.000962" calcext:value-type="float">
            <text:p>0.001</text:p>
          </table:table-cell>
          <table:table-cell table:formula="of:=COM.MICROSOFT.CONCAT([.A15];&quot;,&quot;;[.B15];&quot;,&quot;;[.E15];&quot;],&quot;)" office:value-type="string" office:string-value="[1980,6,0.000962]," calcext:value-type="string">
            <text:p>[1980,6,0.000962],</text:p>
          </table:table-cell>
        </table:table-row>
        <table:table-row table:style-name="ro1">
          <table:table-cell office:value-type="string" calcext:value-type="string">
            <text:p>[1980</text:p>
          </table:table-cell>
          <table:table-cell office:value-type="float" office:value="7" calcext:value-type="float">
            <text:p>7</text:p>
          </table:table-cell>
          <table:table-cell table:style-name="ce1" office:value-type="float" office:value="0.00100000004749745" calcext:value-type="float">
            <text:p>0.001000000047497</text:p>
          </table:table-cell>
          <table:table-cell table:style-name="ce2" table:formula="of:=[.C16]*12" office:value-type="float" office:value="0.0120000005699694" calcext:value-type="float">
            <text:p>0.012</text:p>
          </table:table-cell>
          <table:table-cell table:style-name="ce2" office:value-type="float" office:value="0.00243" calcext:value-type="float">
            <text:p>0.002</text:p>
          </table:table-cell>
          <table:table-cell table:formula="of:=COM.MICROSOFT.CONCAT([.A16];&quot;,&quot;;[.B16];&quot;,&quot;;[.E16];&quot;],&quot;)" office:value-type="string" office:string-value="[1980,7,0.00243]," calcext:value-type="string">
            <text:p>[1980,7,0.00243],</text:p>
          </table:table-cell>
        </table:table-row>
        <table:table-row table:style-name="ro1">
          <table:table-cell office:value-type="string" calcext:value-type="string">
            <text:p>[1980</text:p>
          </table:table-cell>
          <table:table-cell office:value-type="float" office:value="8" calcext:value-type="float">
            <text:p>8</text:p>
          </table:table-cell>
          <table:table-cell table:style-name="ce1" office:value-type="float" office:value="0.00100000004749745" calcext:value-type="float">
            <text:p>0.001000000047497</text:p>
          </table:table-cell>
          <table:table-cell table:style-name="ce2" table:formula="of:=[.C17]*12" office:value-type="float" office:value="0.0120000005699694" calcext:value-type="float">
            <text:p>0.012</text:p>
          </table:table-cell>
          <table:table-cell table:style-name="ce2" office:value-type="float" office:value="0.00217" calcext:value-type="float">
            <text:p>0.002</text:p>
          </table:table-cell>
          <table:table-cell table:formula="of:=COM.MICROSOFT.CONCAT([.A17];&quot;,&quot;;[.B17];&quot;,&quot;;[.E17];&quot;],&quot;)" office:value-type="string" office:string-value="[1980,8,0.00217]," calcext:value-type="string">
            <text:p>[1980,8,0.00217],</text:p>
          </table:table-cell>
        </table:table-row>
        <table:table-row table:style-name="ro1">
          <table:table-cell office:value-type="string" calcext:value-type="string">
            <text:p>[1980</text:p>
          </table:table-cell>
          <table:table-cell office:value-type="float" office:value="9" calcext:value-type="float">
            <text:p>9</text:p>
          </table:table-cell>
          <table:table-cell table:style-name="ce1" office:value-type="float" office:value="0.00100000004749745" calcext:value-type="float">
            <text:p>0.001000000047497</text:p>
          </table:table-cell>
          <table:table-cell table:style-name="ce2" table:formula="of:=[.C18]*12" office:value-type="float" office:value="0.0120000005699694" calcext:value-type="float">
            <text:p>0.012</text:p>
          </table:table-cell>
          <table:table-cell table:style-name="ce2" office:value-type="float" office:value="0.00394" calcext:value-type="float">
            <text:p>0.004</text:p>
          </table:table-cell>
          <table:table-cell table:formula="of:=COM.MICROSOFT.CONCAT([.A18];&quot;,&quot;;[.B18];&quot;,&quot;;[.E18];&quot;],&quot;)" office:value-type="string" office:string-value="[1980,9,0.00394]," calcext:value-type="string">
            <text:p>[1980,9,0.00394],</text:p>
          </table:table-cell>
        </table:table-row>
        <table:table-row table:style-name="ro1">
          <table:table-cell office:value-type="string" calcext:value-type="string">
            <text:p>[1980</text:p>
          </table:table-cell>
          <table:table-cell office:value-type="float" office:value="10" calcext:value-type="float">
            <text:p>10</text:p>
          </table:table-cell>
          <table:table-cell table:style-name="ce1" office:value-type="float" office:value="0.00100000004749745" calcext:value-type="float">
            <text:p>0.001000000047497</text:p>
          </table:table-cell>
          <table:table-cell table:style-name="ce2" table:formula="of:=[.C19]*12" office:value-type="float" office:value="0.0120000005699694" calcext:value-type="float">
            <text:p>0.012</text:p>
          </table:table-cell>
          <table:table-cell table:style-name="ce2" office:value-type="float" office:value="0.00169" calcext:value-type="float">
            <text:p>0.002</text:p>
          </table:table-cell>
          <table:table-cell table:formula="of:=COM.MICROSOFT.CONCAT([.A19];&quot;,&quot;;[.B19];&quot;,&quot;;[.E19];&quot;],&quot;)" office:value-type="string" office:string-value="[1980,10,0.00169]," calcext:value-type="string">
            <text:p>[1980,10,0.00169],</text:p>
          </table:table-cell>
        </table:table-row>
        <table:table-row table:style-name="ro1">
          <table:table-cell office:value-type="string" calcext:value-type="string">
            <text:p>[1980</text:p>
          </table:table-cell>
          <table:table-cell office:value-type="float" office:value="11" calcext:value-type="float">
            <text:p>11</text:p>
          </table:table-cell>
          <table:table-cell table:style-name="ce1" office:value-type="float" office:value="0.00100000004749745" calcext:value-type="float">
            <text:p>0.001000000047497</text:p>
          </table:table-cell>
          <table:table-cell table:style-name="ce2" table:formula="of:=[.C20]*12" office:value-type="float" office:value="0.0120000005699694" calcext:value-type="float">
            <text:p>0.012</text:p>
          </table:table-cell>
          <table:table-cell table:style-name="ce2" office:value-type="float" office:value="0.000205" calcext:value-type="float">
            <text:p>0.000</text:p>
          </table:table-cell>
          <table:table-cell table:formula="of:=COM.MICROSOFT.CONCAT([.A20];&quot;,&quot;;[.B20];&quot;,&quot;;[.E20];&quot;],&quot;)" office:value-type="string" office:string-value="[1980,11,0.000205]," calcext:value-type="string">
            <text:p>[1980,11,0.000205],</text:p>
          </table:table-cell>
        </table:table-row>
        <table:table-row table:style-name="ro1">
          <table:table-cell office:value-type="string" calcext:value-type="string">
            <text:p>[1980</text:p>
          </table:table-cell>
          <table:table-cell office:value-type="float" office:value="12" calcext:value-type="float">
            <text:p>12</text:p>
          </table:table-cell>
          <table:table-cell table:style-name="ce1" office:value-type="float" office:value="0.00100000004749745" calcext:value-type="float">
            <text:p>0.001000000047497</text:p>
          </table:table-cell>
          <table:table-cell table:style-name="ce2" table:formula="of:=[.C21]*12" office:value-type="float" office:value="0.0120000005699694" calcext:value-type="float">
            <text:p>0.012</text:p>
          </table:table-cell>
          <table:table-cell table:style-name="ce2" office:value-type="float" office:value="0.000258" calcext:value-type="float">
            <text:p>0.000</text:p>
          </table:table-cell>
          <table:table-cell table:formula="of:=COM.MICROSOFT.CONCAT([.A21];&quot;,&quot;;[.B21];&quot;,&quot;;[.E21];&quot;],&quot;)" office:value-type="string" office:string-value="[1980,12,0.000258]," calcext:value-type="string">
            <text:p>[1980,12,0.000258],</text:p>
          </table:table-cell>
        </table:table-row>
        <table:table-row table:style-name="ro1">
          <table:table-cell office:value-type="string" calcext:value-type="string">
            <text:p>[198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0.00100000004749745" calcext:value-type="float">
            <text:p>0.001000000047497</text:p>
          </table:table-cell>
          <table:table-cell table:style-name="ce2" table:formula="of:=[.C22]*12" office:value-type="float" office:value="0.0120000005699694" calcext:value-type="float">
            <text:p>0.012</text:p>
          </table:table-cell>
          <table:table-cell table:style-name="ce2" office:value-type="float" office:value="0.000109" calcext:value-type="float">
            <text:p>0.000</text:p>
          </table:table-cell>
          <table:table-cell table:formula="of:=COM.MICROSOFT.CONCAT([.A22];&quot;,&quot;;[.B22];&quot;,&quot;;[.E22];&quot;],&quot;)" office:value-type="string" office:string-value="[1981,1,0.000109]," calcext:value-type="string">
            <text:p>[1981,1,0.000109],</text:p>
          </table:table-cell>
        </table:table-row>
        <table:table-row table:style-name="ro1">
          <table:table-cell office:value-type="string" calcext:value-type="string">
            <text:p>[1982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0.00100000004749745" calcext:value-type="float">
            <text:p>0.001000000047497</text:p>
          </table:table-cell>
          <table:table-cell table:style-name="ce2" table:formula="of:=[.C23]*12" office:value-type="float" office:value="0.0120000005699694" calcext:value-type="float">
            <text:p>0.012</text:p>
          </table:table-cell>
          <table:table-cell table:style-name="ce2" office:value-type="float" office:value="0.0117" calcext:value-type="float">
            <text:p>0.012</text:p>
          </table:table-cell>
          <table:table-cell table:formula="of:=COM.MICROSOFT.CONCAT([.A23];&quot;,&quot;;[.B23];&quot;,&quot;;[.E23];&quot;],&quot;)" office:value-type="string" office:string-value="[1982,1,0.0117]," calcext:value-type="string">
            <text:p>[1982,1,0.0117],</text:p>
          </table:table-cell>
        </table:table-row>
        <table:table-row table:style-name="ro1">
          <table:table-cell office:value-type="string" calcext:value-type="string">
            <text:p>[1982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0.00100000004749745" calcext:value-type="float">
            <text:p>0.001000000047497</text:p>
          </table:table-cell>
          <table:table-cell table:style-name="ce2" table:formula="of:=[.C24]*12" office:value-type="float" office:value="0.0120000005699694" calcext:value-type="float">
            <text:p>0.012</text:p>
          </table:table-cell>
          <table:table-cell table:style-name="ce2" office:value-type="float" office:value="0.0133" calcext:value-type="float">
            <text:p>0.013</text:p>
          </table:table-cell>
          <table:table-cell table:formula="of:=COM.MICROSOFT.CONCAT([.A24];&quot;,&quot;;[.B24];&quot;,&quot;;[.E24];&quot;],&quot;)" office:value-type="string" office:string-value="[1982,2,0.0133]," calcext:value-type="string">
            <text:p>[1982,2,0.0133],</text:p>
          </table:table-cell>
        </table:table-row>
        <table:table-row table:style-name="ro1">
          <table:table-cell office:value-type="string" calcext:value-type="string">
            <text:p>[1982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0.00100000004749745" calcext:value-type="float">
            <text:p>0.001000000047497</text:p>
          </table:table-cell>
          <table:table-cell table:style-name="ce2" table:formula="of:=[.C25]*12" office:value-type="float" office:value="0.0120000005699694" calcext:value-type="float">
            <text:p>0.012</text:p>
          </table:table-cell>
          <table:table-cell table:style-name="ce2" office:value-type="float" office:value="0.0214" calcext:value-type="float">
            <text:p>0.021</text:p>
          </table:table-cell>
          <table:table-cell table:formula="of:=COM.MICROSOFT.CONCAT([.A25];&quot;,&quot;;[.B25];&quot;,&quot;;[.E25];&quot;],&quot;)" office:value-type="string" office:string-value="[1982,3,0.0214]," calcext:value-type="string">
            <text:p>[1982,3,0.0214],</text:p>
          </table:table-cell>
        </table:table-row>
        <table:table-row table:style-name="ro1">
          <table:table-cell office:value-type="string" calcext:value-type="string">
            <text:p>[1982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0.00100000004749745" calcext:value-type="float">
            <text:p>0.001000000047497</text:p>
          </table:table-cell>
          <table:table-cell table:style-name="ce2" table:formula="of:=[.C26]*12" office:value-type="float" office:value="0.0120000005699694" calcext:value-type="float">
            <text:p>0.012</text:p>
          </table:table-cell>
          <table:table-cell table:style-name="ce2" office:value-type="float" office:value="0.024" calcext:value-type="float">
            <text:p>0.024</text:p>
          </table:table-cell>
          <table:table-cell table:formula="of:=COM.MICROSOFT.CONCAT([.A26];&quot;,&quot;;[.B26];&quot;,&quot;;[.E26];&quot;],&quot;)" office:value-type="string" office:string-value="[1982,4,0.024]," calcext:value-type="string">
            <text:p>[1982,4,0.024],</text:p>
          </table:table-cell>
        </table:table-row>
        <table:table-row table:style-name="ro1">
          <table:table-cell office:value-type="string" calcext:value-type="string">
            <text:p>[1982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0.00100000004749745" calcext:value-type="float">
            <text:p>0.001000000047497</text:p>
          </table:table-cell>
          <table:table-cell table:style-name="ce2" table:formula="of:=[.C27]*12" office:value-type="float" office:value="0.0120000005699694" calcext:value-type="float">
            <text:p>0.012</text:p>
          </table:table-cell>
          <table:table-cell table:style-name="ce2" office:value-type="float" office:value="0.0106" calcext:value-type="float">
            <text:p>0.011</text:p>
          </table:table-cell>
          <table:table-cell table:formula="of:=COM.MICROSOFT.CONCAT([.A27];&quot;,&quot;;[.B27];&quot;,&quot;;[.E27];&quot;],&quot;)" office:value-type="string" office:string-value="[1982,5,0.0106]," calcext:value-type="string">
            <text:p>[1982,5,0.0106],</text:p>
          </table:table-cell>
        </table:table-row>
        <table:table-row table:style-name="ro1">
          <table:table-cell office:value-type="string" calcext:value-type="string">
            <text:p>[1982</text:p>
          </table:table-cell>
          <table:table-cell office:value-type="float" office:value="6" calcext:value-type="float">
            <text:p>6</text:p>
          </table:table-cell>
          <table:table-cell table:style-name="ce1" office:value-type="float" office:value="0.00100000004749745" calcext:value-type="float">
            <text:p>0.001000000047497</text:p>
          </table:table-cell>
          <table:table-cell table:style-name="ce2" table:formula="of:=[.C28]*12" office:value-type="float" office:value="0.0120000005699694" calcext:value-type="float">
            <text:p>0.012</text:p>
          </table:table-cell>
          <table:table-cell table:style-name="ce2" office:value-type="float" office:value="0.0162" calcext:value-type="float">
            <text:p>0.016</text:p>
          </table:table-cell>
          <table:table-cell table:formula="of:=COM.MICROSOFT.CONCAT([.A28];&quot;,&quot;;[.B28];&quot;,&quot;;[.E28];&quot;],&quot;)" office:value-type="string" office:string-value="[1982,6,0.0162]," calcext:value-type="string">
            <text:p>[1982,6,0.0162],</text:p>
          </table:table-cell>
        </table:table-row>
        <table:table-row table:style-name="ro1">
          <table:table-cell office:value-type="string" calcext:value-type="string">
            <text:p>[1982</text:p>
          </table:table-cell>
          <table:table-cell office:value-type="float" office:value="7" calcext:value-type="float">
            <text:p>7</text:p>
          </table:table-cell>
          <table:table-cell table:style-name="ce1" office:value-type="float" office:value="0.00100000004749745" calcext:value-type="float">
            <text:p>0.001000000047497</text:p>
          </table:table-cell>
          <table:table-cell table:style-name="ce2" table:formula="of:=[.C29]*12" office:value-type="float" office:value="0.0120000005699694" calcext:value-type="float">
            <text:p>0.012</text:p>
          </table:table-cell>
          <table:table-cell table:style-name="ce2" office:value-type="float" office:value="0.0229" calcext:value-type="float">
            <text:p>0.023</text:p>
          </table:table-cell>
          <table:table-cell table:formula="of:=COM.MICROSOFT.CONCAT([.A29];&quot;,&quot;;[.B29];&quot;,&quot;;[.E29];&quot;],&quot;)" office:value-type="string" office:string-value="[1982,7,0.0229]," calcext:value-type="string">
            <text:p>[1982,7,0.0229],</text:p>
          </table:table-cell>
        </table:table-row>
        <table:table-row table:style-name="ro1">
          <table:table-cell office:value-type="string" calcext:value-type="string">
            <text:p>[1982</text:p>
          </table:table-cell>
          <table:table-cell office:value-type="float" office:value="8" calcext:value-type="float">
            <text:p>8</text:p>
          </table:table-cell>
          <table:table-cell table:style-name="ce1" office:value-type="float" office:value="0.00100000004749745" calcext:value-type="float">
            <text:p>0.001000000047497</text:p>
          </table:table-cell>
          <table:table-cell table:style-name="ce2" table:formula="of:=[.C30]*12" office:value-type="float" office:value="0.0120000005699694" calcext:value-type="float">
            <text:p>0.012</text:p>
          </table:table-cell>
          <table:table-cell table:style-name="ce2" office:value-type="float" office:value="0.0223" calcext:value-type="float">
            <text:p>0.022</text:p>
          </table:table-cell>
          <table:table-cell table:formula="of:=COM.MICROSOFT.CONCAT([.A30];&quot;,&quot;;[.B30];&quot;,&quot;;[.E30];&quot;],&quot;)" office:value-type="string" office:string-value="[1982,8,0.0223]," calcext:value-type="string">
            <text:p>[1982,8,0.0223],</text:p>
          </table:table-cell>
        </table:table-row>
        <table:table-row table:style-name="ro1">
          <table:table-cell office:value-type="string" calcext:value-type="string">
            <text:p>[1982</text:p>
          </table:table-cell>
          <table:table-cell office:value-type="float" office:value="9" calcext:value-type="float">
            <text:p>9</text:p>
          </table:table-cell>
          <table:table-cell table:style-name="ce1" office:value-type="float" office:value="0.00100000004749745" calcext:value-type="float">
            <text:p>0.001000000047497</text:p>
          </table:table-cell>
          <table:table-cell table:style-name="ce2" table:formula="of:=[.C31]*12" office:value-type="float" office:value="0.0120000005699694" calcext:value-type="float">
            <text:p>0.012</text:p>
          </table:table-cell>
          <table:table-cell table:style-name="ce2" office:value-type="float" office:value="0.0374" calcext:value-type="float">
            <text:p>0.037</text:p>
          </table:table-cell>
          <table:table-cell table:formula="of:=COM.MICROSOFT.CONCAT([.A31];&quot;,&quot;;[.B31];&quot;,&quot;;[.E31];&quot;],&quot;)" office:value-type="string" office:string-value="[1982,9,0.0374]," calcext:value-type="string">
            <text:p>[1982,9,0.0374],</text:p>
          </table:table-cell>
        </table:table-row>
        <table:table-row table:style-name="ro1">
          <table:table-cell office:value-type="string" calcext:value-type="string">
            <text:p>[1982</text:p>
          </table:table-cell>
          <table:table-cell office:value-type="float" office:value="10" calcext:value-type="float">
            <text:p>10</text:p>
          </table:table-cell>
          <table:table-cell table:style-name="ce1" office:value-type="float" office:value="0.00100000004749745" calcext:value-type="float">
            <text:p>0.001000000047497</text:p>
          </table:table-cell>
          <table:table-cell table:style-name="ce2" table:formula="of:=[.C32]*12" office:value-type="float" office:value="0.0120000005699694" calcext:value-type="float">
            <text:p>0.012</text:p>
          </table:table-cell>
          <table:table-cell table:style-name="ce2" office:value-type="float" office:value="0.00763" calcext:value-type="float">
            <text:p>0.008</text:p>
          </table:table-cell>
          <table:table-cell table:formula="of:=COM.MICROSOFT.CONCAT([.A32];&quot;,&quot;;[.B32];&quot;,&quot;;[.E32];&quot;],&quot;)" office:value-type="string" office:string-value="[1982,10,0.00763]," calcext:value-type="string">
            <text:p>[1982,10,0.00763],</text:p>
          </table:table-cell>
        </table:table-row>
        <table:table-row table:style-name="ro1">
          <table:table-cell office:value-type="string" calcext:value-type="string">
            <text:p>[1982</text:p>
          </table:table-cell>
          <table:table-cell office:value-type="float" office:value="11" calcext:value-type="float">
            <text:p>11</text:p>
          </table:table-cell>
          <table:table-cell table:style-name="ce1" office:value-type="float" office:value="0.00100000004749745" calcext:value-type="float">
            <text:p>0.001000000047497</text:p>
          </table:table-cell>
          <table:table-cell table:style-name="ce2" table:formula="of:=[.C33]*12" office:value-type="float" office:value="0.0120000005699694" calcext:value-type="float">
            <text:p>0.012</text:p>
          </table:table-cell>
          <table:table-cell table:style-name="ce2" office:value-type="float" office:value="0.00158" calcext:value-type="float">
            <text:p>0.002</text:p>
          </table:table-cell>
          <table:table-cell table:formula="of:=COM.MICROSOFT.CONCAT([.A33];&quot;,&quot;;[.B33];&quot;,&quot;;[.E33];&quot;],&quot;)" office:value-type="string" office:string-value="[1982,11,0.00158]," calcext:value-type="string">
            <text:p>[1982,11,0.00158],</text:p>
          </table:table-cell>
        </table:table-row>
        <table:table-row table:style-name="ro1">
          <table:table-cell office:value-type="string" calcext:value-type="string">
            <text:p>[1982</text:p>
          </table:table-cell>
          <table:table-cell office:value-type="float" office:value="12" calcext:value-type="float">
            <text:p>12</text:p>
          </table:table-cell>
          <table:table-cell table:style-name="ce1" office:value-type="float" office:value="0.00100000004749745" calcext:value-type="float">
            <text:p>0.001000000047497</text:p>
          </table:table-cell>
          <table:table-cell table:style-name="ce2" table:formula="of:=[.C34]*12" office:value-type="float" office:value="0.0120000005699694" calcext:value-type="float">
            <text:p>0.012</text:p>
          </table:table-cell>
          <table:table-cell table:style-name="ce2" office:value-type="float" office:value="0.00113" calcext:value-type="float">
            <text:p>0.001</text:p>
          </table:table-cell>
          <table:table-cell table:formula="of:=COM.MICROSOFT.CONCAT([.A34];&quot;,&quot;;[.B34];&quot;,&quot;;[.E34];&quot;],&quot;)" office:value-type="string" office:string-value="[1982,12,0.00113]," calcext:value-type="string">
            <text:p>[1982,12,0.00113],</text:p>
          </table:table-cell>
        </table:table-row>
        <table:table-row table:style-name="ro1">
          <table:table-cell office:value-type="string" calcext:value-type="string">
            <text:p>[1983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0.00100000004749745" calcext:value-type="float">
            <text:p>0.001000000047497</text:p>
          </table:table-cell>
          <table:table-cell table:style-name="ce2" table:formula="of:=[.C35]*12" office:value-type="float" office:value="0.0120000005699694" calcext:value-type="float">
            <text:p>0.012</text:p>
          </table:table-cell>
          <table:table-cell table:style-name="ce2" office:value-type="float" office:value="0.000473" calcext:value-type="float">
            <text:p>0.000</text:p>
          </table:table-cell>
          <table:table-cell table:formula="of:=COM.MICROSOFT.CONCAT([.A35];&quot;,&quot;;[.B35];&quot;,&quot;;[.E35];&quot;],&quot;)" office:value-type="string" office:string-value="[1983,1,0.000473]," calcext:value-type="string">
            <text:p>[1983,1,0.000473],</text:p>
          </table:table-cell>
        </table:table-row>
        <table:table-row table:style-name="ro1">
          <table:table-cell office:value-type="string" calcext:value-type="string">
            <text:p>[1984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0.00100000004749745" calcext:value-type="float">
            <text:p>0.001000000047497</text:p>
          </table:table-cell>
          <table:table-cell table:style-name="ce2" table:formula="of:=[.C36]*12" office:value-type="float" office:value="0.0120000005699694" calcext:value-type="float">
            <text:p>0.012</text:p>
          </table:table-cell>
          <table:table-cell table:style-name="ce2" office:value-type="float" office:value="0.00102" calcext:value-type="float">
            <text:p>0.001</text:p>
          </table:table-cell>
          <table:table-cell table:formula="of:=COM.MICROSOFT.CONCAT([.A36];&quot;,&quot;;[.B36];&quot;,&quot;;[.E36];&quot;],&quot;)" office:value-type="string" office:string-value="[1984,1,0.00102]," calcext:value-type="string">
            <text:p>[1984,1,0.00102],</text:p>
          </table:table-cell>
        </table:table-row>
        <table:table-row table:style-name="ro1">
          <table:table-cell office:value-type="string" calcext:value-type="string">
            <text:p>[1985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0.00100000004749745" calcext:value-type="float">
            <text:p>0.001000000047497</text:p>
          </table:table-cell>
          <table:table-cell table:style-name="ce2" table:formula="of:=[.C37]*12" office:value-type="float" office:value="0.0120000005699694" calcext:value-type="float">
            <text:p>0.012</text:p>
          </table:table-cell>
          <table:table-cell table:style-name="ce2" office:value-type="float" office:value="0.00109" calcext:value-type="float">
            <text:p>0.001</text:p>
          </table:table-cell>
          <table:table-cell table:formula="of:=COM.MICROSOFT.CONCAT([.A37];&quot;,&quot;;[.B37];&quot;,&quot;;[.E37];&quot;],&quot;)" office:value-type="string" office:string-value="[1985,1,0.00109]," calcext:value-type="string">
            <text:p>[1985,1,0.00109],</text:p>
          </table:table-cell>
        </table:table-row>
        <table:table-row table:style-name="ro1">
          <table:table-cell office:value-type="string" calcext:value-type="string">
            <text:p>[1986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0.00100000004749745" calcext:value-type="float">
            <text:p>0.001000000047497</text:p>
          </table:table-cell>
          <table:table-cell table:style-name="ce2" table:formula="of:=[.C38]*12" office:value-type="float" office:value="0.0120000005699694" calcext:value-type="float">
            <text:p>0.012</text:p>
          </table:table-cell>
          <table:table-cell table:style-name="ce2" office:value-type="float" office:value="0.000809" calcext:value-type="float">
            <text:p>0.001</text:p>
          </table:table-cell>
          <table:table-cell table:formula="of:=COM.MICROSOFT.CONCAT([.A38];&quot;,&quot;;[.B38];&quot;,&quot;;[.E38];&quot;],&quot;)" office:value-type="string" office:string-value="[1986,1,0.000809]," calcext:value-type="string">
            <text:p>[1986,1,0.000809],</text:p>
          </table:table-cell>
        </table:table-row>
        <table:table-row table:style-name="ro1">
          <table:table-cell office:value-type="string" calcext:value-type="string">
            <text:p>[1987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0.00100000004749745" calcext:value-type="float">
            <text:p>0.001000000047497</text:p>
          </table:table-cell>
          <table:table-cell table:style-name="ce2" table:formula="of:=[.C39]*12" office:value-type="float" office:value="0.0120000005699694" calcext:value-type="float">
            <text:p>0.012</text:p>
          </table:table-cell>
          <table:table-cell table:style-name="ce2" office:value-type="float" office:value="0.000776" calcext:value-type="float">
            <text:p>0.001</text:p>
          </table:table-cell>
          <table:table-cell table:formula="of:=COM.MICROSOFT.CONCAT([.A39];&quot;,&quot;;[.B39];&quot;,&quot;;[.E39];&quot;],&quot;)" office:value-type="string" office:string-value="[1987,1,0.000776]," calcext:value-type="string">
            <text:p>[1987,1,0.000776],</text:p>
          </table:table-cell>
        </table:table-row>
        <table:table-row table:style-name="ro1">
          <table:table-cell office:value-type="string" calcext:value-type="string">
            <text:p>[1988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0.00100000004749745" calcext:value-type="float">
            <text:p>0.001000000047497</text:p>
          </table:table-cell>
          <table:table-cell table:style-name="ce2" table:formula="of:=[.C40]*12" office:value-type="float" office:value="0.0120000005699694" calcext:value-type="float">
            <text:p>0.012</text:p>
          </table:table-cell>
          <table:table-cell table:style-name="ce2" office:value-type="float" office:value="0.000627" calcext:value-type="float">
            <text:p>0.001</text:p>
          </table:table-cell>
          <table:table-cell table:formula="of:=COM.MICROSOFT.CONCAT([.A40];&quot;,&quot;;[.B40];&quot;,&quot;;[.E40];&quot;],&quot;)" office:value-type="string" office:string-value="[1988,1,0.000627]," calcext:value-type="string">
            <text:p>[1988,1,0.000627],</text:p>
          </table:table-cell>
        </table:table-row>
        <table:table-row table:style-name="ro1">
          <table:table-cell office:value-type="string" calcext:value-type="string">
            <text:p>[1988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0.00100000004749745" calcext:value-type="float">
            <text:p>0.001000000047497</text:p>
          </table:table-cell>
          <table:table-cell table:style-name="ce2" table:formula="of:=[.C41]*12" office:value-type="float" office:value="0.0120000005699694" calcext:value-type="float">
            <text:p>0.012</text:p>
          </table:table-cell>
          <table:table-cell table:style-name="ce2" office:value-type="float" office:value="0.000354" calcext:value-type="float">
            <text:p>0.000</text:p>
          </table:table-cell>
          <table:table-cell table:formula="of:=COM.MICROSOFT.CONCAT([.A41];&quot;,&quot;;[.B41];&quot;,&quot;;[.E41];&quot;],&quot;)" office:value-type="string" office:string-value="[1988,2,0.000354]," calcext:value-type="string">
            <text:p>[1988,2,0.000354],</text:p>
          </table:table-cell>
        </table:table-row>
        <table:table-row table:style-name="ro1">
          <table:table-cell office:value-type="string" calcext:value-type="string">
            <text:p>[1988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0.00100000004749745" calcext:value-type="float">
            <text:p>0.001000000047497</text:p>
          </table:table-cell>
          <table:table-cell table:style-name="ce2" table:formula="of:=[.C42]*12" office:value-type="float" office:value="0.0120000005699694" calcext:value-type="float">
            <text:p>0.012</text:p>
          </table:table-cell>
          <table:table-cell table:style-name="ce2" office:value-type="float" office:value="0.000167" calcext:value-type="float">
            <text:p>0.000</text:p>
          </table:table-cell>
          <table:table-cell table:formula="of:=COM.MICROSOFT.CONCAT([.A42];&quot;,&quot;;[.B42];&quot;,&quot;;[.E42];&quot;],&quot;)" office:value-type="string" office:string-value="[1988,3,0.000167]," calcext:value-type="string">
            <text:p>[1988,3,0.000167],</text:p>
          </table:table-cell>
        </table:table-row>
        <table:table-row table:style-name="ro1">
          <table:table-cell office:value-type="string" calcext:value-type="string">
            <text:p>[1988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0.00100000004749745" calcext:value-type="float">
            <text:p>0.001000000047497</text:p>
          </table:table-cell>
          <table:table-cell table:style-name="ce2" table:formula="of:=[.C43]*12" office:value-type="float" office:value="0.0120000005699694" calcext:value-type="float">
            <text:p>0.012</text:p>
          </table:table-cell>
          <table:table-cell table:style-name="ce2" office:value-type="float" office:value="0.000272" calcext:value-type="float">
            <text:p>0.000</text:p>
          </table:table-cell>
          <table:table-cell table:formula="of:=COM.MICROSOFT.CONCAT([.A43];&quot;,&quot;;[.B43];&quot;,&quot;;[.E43];&quot;],&quot;)" office:value-type="string" office:string-value="[1988,4,0.000272]," calcext:value-type="string">
            <text:p>[1988,4,0.000272],</text:p>
          </table:table-cell>
        </table:table-row>
        <table:table-row table:style-name="ro1">
          <table:table-cell office:value-type="string" calcext:value-type="string">
            <text:p>[1988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0.00100000004749745" calcext:value-type="float">
            <text:p>0.001000000047497</text:p>
          </table:table-cell>
          <table:table-cell table:style-name="ce2" table:formula="of:=[.C44]*12" office:value-type="float" office:value="0.0120000005699694" calcext:value-type="float">
            <text:p>0.012</text:p>
          </table:table-cell>
          <table:table-cell table:style-name="ce2" office:value-type="float" office:value="0.0000503" calcext:value-type="float">
            <text:p>0.000</text:p>
          </table:table-cell>
          <table:table-cell table:formula="of:=COM.MICROSOFT.CONCAT([.A44];&quot;,&quot;;[.B44];&quot;,&quot;;[.E44];&quot;],&quot;)" office:value-type="string" office:string-value="[1988,5,0.0000503]," calcext:value-type="string">
            <text:p>[1988,5,0.0000503],</text:p>
          </table:table-cell>
        </table:table-row>
        <table:table-row table:style-name="ro1">
          <table:table-cell office:value-type="string" calcext:value-type="string">
            <text:p>[1988</text:p>
          </table:table-cell>
          <table:table-cell office:value-type="float" office:value="6" calcext:value-type="float">
            <text:p>6</text:p>
          </table:table-cell>
          <table:table-cell table:style-name="ce1" office:value-type="float" office:value="0.00100000004749745" calcext:value-type="float">
            <text:p>0.001000000047497</text:p>
          </table:table-cell>
          <table:table-cell table:style-name="ce2" table:formula="of:=[.C45]*12" office:value-type="float" office:value="0.0120000005699694" calcext:value-type="float">
            <text:p>0.012</text:p>
          </table:table-cell>
          <table:table-cell table:style-name="ce2" office:value-type="float" office:value="0.000116" calcext:value-type="float">
            <text:p>0.000</text:p>
          </table:table-cell>
          <table:table-cell table:formula="of:=COM.MICROSOFT.CONCAT([.A45];&quot;,&quot;;[.B45];&quot;,&quot;;[.E45];&quot;],&quot;)" office:value-type="string" office:string-value="[1988,6,0.000116]," calcext:value-type="string">
            <text:p>[1988,6,0.000116],</text:p>
          </table:table-cell>
        </table:table-row>
        <table:table-row table:style-name="ro1">
          <table:table-cell office:value-type="string" calcext:value-type="string">
            <text:p>[1988</text:p>
          </table:table-cell>
          <table:table-cell office:value-type="float" office:value="7" calcext:value-type="float">
            <text:p>7</text:p>
          </table:table-cell>
          <table:table-cell table:style-name="ce1" office:value-type="float" office:value="0.00100000004749745" calcext:value-type="float">
            <text:p>0.001000000047497</text:p>
          </table:table-cell>
          <table:table-cell table:style-name="ce2" table:formula="of:=[.C46]*12" office:value-type="float" office:value="0.0120000005699694" calcext:value-type="float">
            <text:p>0.012</text:p>
          </table:table-cell>
          <table:table-cell table:style-name="ce2" office:value-type="float" office:value="0.00125" calcext:value-type="float">
            <text:p>0.001</text:p>
          </table:table-cell>
          <table:table-cell table:formula="of:=COM.MICROSOFT.CONCAT([.A46];&quot;,&quot;;[.B46];&quot;,&quot;;[.E46];&quot;],&quot;)" office:value-type="string" office:string-value="[1988,7,0.00125]," calcext:value-type="string">
            <text:p>[1988,7,0.00125],</text:p>
          </table:table-cell>
        </table:table-row>
        <table:table-row table:style-name="ro1">
          <table:table-cell office:value-type="string" calcext:value-type="string">
            <text:p>[1988</text:p>
          </table:table-cell>
          <table:table-cell office:value-type="float" office:value="8" calcext:value-type="float">
            <text:p>8</text:p>
          </table:table-cell>
          <table:table-cell table:style-name="ce1" office:value-type="float" office:value="0.00100000004749745" calcext:value-type="float">
            <text:p>0.001000000047497</text:p>
          </table:table-cell>
          <table:table-cell table:style-name="ce2" table:formula="of:=[.C47]*12" office:value-type="float" office:value="0.0120000005699694" calcext:value-type="float">
            <text:p>0.012</text:p>
          </table:table-cell>
          <table:table-cell table:style-name="ce2" office:value-type="float" office:value="0.000408" calcext:value-type="float">
            <text:p>0.000</text:p>
          </table:table-cell>
          <table:table-cell table:formula="of:=COM.MICROSOFT.CONCAT([.A47];&quot;,&quot;;[.B47];&quot;,&quot;;[.E47];&quot;],&quot;)" office:value-type="string" office:string-value="[1988,8,0.000408]," calcext:value-type="string">
            <text:p>[1988,8,0.000408],</text:p>
          </table:table-cell>
        </table:table-row>
        <table:table-row table:style-name="ro1">
          <table:table-cell office:value-type="string" calcext:value-type="string">
            <text:p>[1988</text:p>
          </table:table-cell>
          <table:table-cell office:value-type="float" office:value="9" calcext:value-type="float">
            <text:p>9</text:p>
          </table:table-cell>
          <table:table-cell table:style-name="ce1" office:value-type="float" office:value="0.00100000004749745" calcext:value-type="float">
            <text:p>0.001000000047497</text:p>
          </table:table-cell>
          <table:table-cell table:style-name="ce2" table:formula="of:=[.C48]*12" office:value-type="float" office:value="0.0120000005699694" calcext:value-type="float">
            <text:p>0.012</text:p>
          </table:table-cell>
          <table:table-cell table:style-name="ce2" office:value-type="float" office:value="0.000391" calcext:value-type="float">
            <text:p>0.000</text:p>
          </table:table-cell>
          <table:table-cell table:formula="of:=COM.MICROSOFT.CONCAT([.A48];&quot;,&quot;;[.B48];&quot;,&quot;;[.E48];&quot;],&quot;)" office:value-type="string" office:string-value="[1988,9,0.000391]," calcext:value-type="string">
            <text:p>[1988,9,0.000391],</text:p>
          </table:table-cell>
        </table:table-row>
        <table:table-row table:style-name="ro1">
          <table:table-cell office:value-type="string" calcext:value-type="string">
            <text:p>[1988</text:p>
          </table:table-cell>
          <table:table-cell office:value-type="float" office:value="10" calcext:value-type="float">
            <text:p>10</text:p>
          </table:table-cell>
          <table:table-cell table:style-name="ce1" office:value-type="float" office:value="0.00100000004749745" calcext:value-type="float">
            <text:p>0.001000000047497</text:p>
          </table:table-cell>
          <table:table-cell table:style-name="ce2" table:formula="of:=[.C49]*12" office:value-type="float" office:value="0.0120000005699694" calcext:value-type="float">
            <text:p>0.012</text:p>
          </table:table-cell>
          <table:table-cell table:style-name="ce2" office:value-type="float" office:value="0.00205" calcext:value-type="float">
            <text:p>0.002</text:p>
          </table:table-cell>
          <table:table-cell table:formula="of:=COM.MICROSOFT.CONCAT([.A49];&quot;,&quot;;[.B49];&quot;,&quot;;[.E49];&quot;],&quot;)" office:value-type="string" office:string-value="[1988,10,0.00205]," calcext:value-type="string">
            <text:p>[1988,10,0.00205],</text:p>
          </table:table-cell>
        </table:table-row>
        <table:table-row table:style-name="ro1">
          <table:table-cell office:value-type="string" calcext:value-type="string">
            <text:p>[1988</text:p>
          </table:table-cell>
          <table:table-cell office:value-type="float" office:value="11" calcext:value-type="float">
            <text:p>11</text:p>
          </table:table-cell>
          <table:table-cell table:style-name="ce1" office:value-type="float" office:value="0.00100000004749745" calcext:value-type="float">
            <text:p>0.001000000047497</text:p>
          </table:table-cell>
          <table:table-cell table:style-name="ce2" table:formula="of:=[.C50]*12" office:value-type="float" office:value="0.0120000005699694" calcext:value-type="float">
            <text:p>0.012</text:p>
          </table:table-cell>
          <table:table-cell table:style-name="ce2" office:value-type="float" office:value="0.00296" calcext:value-type="float">
            <text:p>0.003</text:p>
          </table:table-cell>
          <table:table-cell table:formula="of:=COM.MICROSOFT.CONCAT([.A50];&quot;,&quot;;[.B50];&quot;,&quot;;[.E50];&quot;],&quot;)" office:value-type="string" office:string-value="[1988,11,0.00296]," calcext:value-type="string">
            <text:p>[1988,11,0.00296],</text:p>
          </table:table-cell>
        </table:table-row>
        <table:table-row table:style-name="ro1">
          <table:table-cell office:value-type="string" calcext:value-type="string">
            <text:p>[1988</text:p>
          </table:table-cell>
          <table:table-cell office:value-type="float" office:value="12" calcext:value-type="float">
            <text:p>12</text:p>
          </table:table-cell>
          <table:table-cell table:style-name="ce1" office:value-type="float" office:value="0.00100000004749745" calcext:value-type="float">
            <text:p>0.001000000047497</text:p>
          </table:table-cell>
          <table:table-cell table:style-name="ce2" table:formula="of:=[.C51]*12" office:value-type="float" office:value="0.0120000005699694" calcext:value-type="float">
            <text:p>0.012</text:p>
          </table:table-cell>
          <table:table-cell table:style-name="ce2" office:value-type="float" office:value="0.00888" calcext:value-type="float">
            <text:p>0.009</text:p>
          </table:table-cell>
          <table:table-cell table:formula="of:=COM.MICROSOFT.CONCAT([.A51];&quot;,&quot;;[.B51];&quot;,&quot;;[.E51];&quot;],&quot;)" office:value-type="string" office:string-value="[1988,12,0.00888]," calcext:value-type="string">
            <text:p>[1988,12,0.00888],</text:p>
          </table:table-cell>
        </table:table-row>
        <table:table-row table:style-name="ro1">
          <table:table-cell office:value-type="string" calcext:value-type="string">
            <text:p>[1989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0.00100000004749745" calcext:value-type="float">
            <text:p>0.001000000047497</text:p>
          </table:table-cell>
          <table:table-cell table:style-name="ce2" table:formula="of:=[.C52]*12" office:value-type="float" office:value="0.0120000005699694" calcext:value-type="float">
            <text:p>0.012</text:p>
          </table:table-cell>
          <table:table-cell table:style-name="ce2" office:value-type="float" office:value="0.0196" calcext:value-type="float">
            <text:p>0.020</text:p>
          </table:table-cell>
          <table:table-cell table:formula="of:=COM.MICROSOFT.CONCAT([.A52];&quot;,&quot;;[.B52];&quot;,&quot;;[.E52];&quot;],&quot;)" office:value-type="string" office:string-value="[1989,1,0.0196]," calcext:value-type="string">
            <text:p>[1989,1,0.0196],</text:p>
          </table:table-cell>
        </table:table-row>
        <table:table-row table:style-name="ro1">
          <table:table-cell office:value-type="string" calcext:value-type="string">
            <text:p>[1990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0.00100000004749745" calcext:value-type="float">
            <text:p>0.001000000047497</text:p>
          </table:table-cell>
          <table:table-cell table:style-name="ce2" table:formula="of:=[.C53]*12" office:value-type="float" office:value="0.0120000005699694" calcext:value-type="float">
            <text:p>0.012</text:p>
          </table:table-cell>
          <table:table-cell table:style-name="ce2" office:value-type="float" office:value="0.0405" calcext:value-type="float">
            <text:p>0.041</text:p>
          </table:table-cell>
          <table:table-cell table:formula="of:=COM.MICROSOFT.CONCAT([.A53];&quot;,&quot;;[.B53];&quot;,&quot;;[.E53];&quot;],&quot;)" office:value-type="string" office:string-value="[1990,1,0.0405]," calcext:value-type="string">
            <text:p>[1990,1,0.0405],</text:p>
          </table:table-cell>
        </table:table-row>
        <table:table-row table:style-name="ro1">
          <table:table-cell office:value-type="string" calcext:value-type="string">
            <text:p>[199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0.00100000004749745" calcext:value-type="float">
            <text:p>0.001000000047497</text:p>
          </table:table-cell>
          <table:table-cell table:style-name="ce2" table:formula="of:=[.C54]*12" office:value-type="float" office:value="0.0120000005699694" calcext:value-type="float">
            <text:p>0.012</text:p>
          </table:table-cell>
          <table:table-cell table:style-name="ce2" office:value-type="float" office:value="0.0398" calcext:value-type="float">
            <text:p>0.040</text:p>
          </table:table-cell>
          <table:table-cell table:formula="of:=COM.MICROSOFT.CONCAT([.A54];&quot;,&quot;;[.B54];&quot;,&quot;;[.E54];&quot;],&quot;)" office:value-type="string" office:string-value="[1991,1,0.0398]," calcext:value-type="string">
            <text:p>[1991,1,0.0398],</text:p>
          </table:table-cell>
        </table:table-row>
        <table:table-row table:style-name="ro1">
          <table:table-cell office:value-type="string" calcext:value-type="string">
            <text:p>[1992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0.00100000004749745" calcext:value-type="float">
            <text:p>0.001000000047497</text:p>
          </table:table-cell>
          <table:table-cell table:style-name="ce2" table:formula="of:=[.C55]*12" office:value-type="float" office:value="0.0120000005699694" calcext:value-type="float">
            <text:p>0.012</text:p>
          </table:table-cell>
          <table:table-cell table:style-name="ce2" office:value-type="float" office:value="0.0722" calcext:value-type="float">
            <text:p>0.072</text:p>
          </table:table-cell>
          <table:table-cell table:formula="of:=COM.MICROSOFT.CONCAT([.A55];&quot;,&quot;;[.B55];&quot;,&quot;;[.E55];&quot;],&quot;)" office:value-type="string" office:string-value="[1992,1,0.0722]," calcext:value-type="string">
            <text:p>[1992,1,0.0722],</text:p>
          </table:table-cell>
        </table:table-row>
        <table:table-row table:style-name="ro1">
          <table:table-cell office:value-type="string" calcext:value-type="string">
            <text:p>[1993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0.00100000004749745" calcext:value-type="float">
            <text:p>0.001000000047497</text:p>
          </table:table-cell>
          <table:table-cell table:style-name="ce2" table:formula="of:=[.C56]*12" office:value-type="float" office:value="0.0120000005699694" calcext:value-type="float">
            <text:p>0.012</text:p>
          </table:table-cell>
          <table:table-cell table:style-name="ce2" office:value-type="float" office:value="0.0209" calcext:value-type="float">
            <text:p>0.021</text:p>
          </table:table-cell>
          <table:table-cell table:formula="of:=COM.MICROSOFT.CONCAT([.A56];&quot;,&quot;;[.B56];&quot;,&quot;;[.E56];&quot;],&quot;)" office:value-type="string" office:string-value="[1993,1,0.0209]," calcext:value-type="string">
            <text:p>[1993,1,0.0209],</text:p>
          </table:table-cell>
        </table:table-row>
        <table:table-row table:style-name="ro1">
          <table:table-cell office:value-type="string" calcext:value-type="string">
            <text:p>[1994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0.00100000004749745" calcext:value-type="float">
            <text:p>0.001000000047497</text:p>
          </table:table-cell>
          <table:table-cell table:style-name="ce2" table:formula="of:=[.C57]*12" office:value-type="float" office:value="0.0120000005699694" calcext:value-type="float">
            <text:p>0.012</text:p>
          </table:table-cell>
          <table:table-cell table:style-name="ce2" office:value-type="float" office:value="0.00397" calcext:value-type="float">
            <text:p>0.004</text:p>
          </table:table-cell>
          <table:table-cell table:formula="of:=COM.MICROSOFT.CONCAT([.A57];&quot;,&quot;;[.B57];&quot;,&quot;;[.E57];&quot;],&quot;)" office:value-type="string" office:string-value="[1994,1,0.00397]," calcext:value-type="string">
            <text:p>[1994,1,0.00397],</text:p>
          </table:table-cell>
        </table:table-row>
        <table:table-row table:style-name="ro1">
          <table:table-cell office:value-type="string" calcext:value-type="string">
            <text:p>[1995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0.00100000004749745" calcext:value-type="float">
            <text:p>0.001000000047497</text:p>
          </table:table-cell>
          <table:table-cell table:style-name="ce2" table:formula="of:=[.C58]*12" office:value-type="float" office:value="0.0120000005699694" calcext:value-type="float">
            <text:p>0.012</text:p>
          </table:table-cell>
          <table:table-cell table:style-name="ce2" office:value-type="float" office:value="0.000545" calcext:value-type="float">
            <text:p>0.001</text:p>
          </table:table-cell>
          <table:table-cell table:formula="of:=COM.MICROSOFT.CONCAT([.A58];&quot;,&quot;;[.B58];&quot;,&quot;;[.E58];&quot;],&quot;)" office:value-type="string" office:string-value="[1995,1,0.000545]," calcext:value-type="string">
            <text:p>[1995,1,0.000545],</text:p>
          </table:table-cell>
        </table:table-row>
        <table:table-row table:style-name="ro1">
          <table:table-cell office:value-type="string" calcext:value-type="string">
            <text:p>[1996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0.00100000004749745" calcext:value-type="float">
            <text:p>0.001000000047497</text:p>
          </table:table-cell>
          <table:table-cell table:style-name="ce2" table:formula="of:=[.C59]*12" office:value-type="float" office:value="0.0120000005699694" calcext:value-type="float">
            <text:p>0.012</text:p>
          </table:table-cell>
          <table:table-cell table:style-name="ce2" office:value-type="float" office:value="0.00111" calcext:value-type="float">
            <text:p>0.001</text:p>
          </table:table-cell>
          <table:table-cell table:formula="of:=COM.MICROSOFT.CONCAT([.A59];&quot;,&quot;;[.B59];&quot;,&quot;;[.E59];&quot;],&quot;)" office:value-type="string" office:string-value="[1996,1,0.00111]," calcext:value-type="string">
            <text:p>[1996,1,0.00111],</text:p>
          </table:table-cell>
        </table:table-row>
        <table:table-row table:style-name="ro1">
          <table:table-cell office:value-type="string" calcext:value-type="string">
            <text:p>[1997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0.00100000004749745" calcext:value-type="float">
            <text:p>0.001000000047497</text:p>
          </table:table-cell>
          <table:table-cell table:style-name="ce2" table:formula="of:=[.C60]*12" office:value-type="float" office:value="0.0120000005699694" calcext:value-type="float">
            <text:p>0.012</text:p>
          </table:table-cell>
          <table:table-cell table:style-name="ce2" office:value-type="float" office:value="0.00262" calcext:value-type="float">
            <text:p>0.003</text:p>
          </table:table-cell>
          <table:table-cell table:formula="of:=COM.MICROSOFT.CONCAT([.A60];&quot;,&quot;;[.B60];&quot;,&quot;;[.E60];&quot;],&quot;)" office:value-type="string" office:string-value="[1997,1,0.00262]," calcext:value-type="string">
            <text:p>[1997,1,0.00262],</text:p>
          </table:table-cell>
        </table:table-row>
        <table:table-row table:style-name="ro1">
          <table:table-cell office:value-type="string" calcext:value-type="string">
            <text:p>[1998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0.00100000004749745" calcext:value-type="float">
            <text:p>0.001000000047497</text:p>
          </table:table-cell>
          <table:table-cell table:style-name="ce2" table:formula="of:=[.C61]*12" office:value-type="float" office:value="0.0120000005699694" calcext:value-type="float">
            <text:p>0.012</text:p>
          </table:table-cell>
          <table:table-cell table:style-name="ce2" office:value-type="float" office:value="0.0118" calcext:value-type="float">
            <text:p>0.012</text:p>
          </table:table-cell>
          <table:table-cell table:formula="of:=COM.MICROSOFT.CONCAT([.A61];&quot;,&quot;;[.B61];&quot;,&quot;;[.E61];&quot;],&quot;)" office:value-type="string" office:string-value="[1998,1,0.0118]," calcext:value-type="string">
            <text:p>[1998,1,0.0118],</text:p>
          </table:table-cell>
        </table:table-row>
        <table:table-row table:style-name="ro1">
          <table:table-cell office:value-type="string" calcext:value-type="string">
            <text:p>[1999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0.00100000004749745" calcext:value-type="float">
            <text:p>0.001000000047497</text:p>
          </table:table-cell>
          <table:table-cell table:style-name="ce2" table:formula="of:=[.C62]*12" office:value-type="float" office:value="0.0120000005699694" calcext:value-type="float">
            <text:p>0.012</text:p>
          </table:table-cell>
          <table:table-cell table:style-name="ce2" office:value-type="float" office:value="0.0283" calcext:value-type="float">
            <text:p>0.028</text:p>
          </table:table-cell>
          <table:table-cell table:formula="of:=COM.MICROSOFT.CONCAT([.A62];&quot;,&quot;;[.B62];&quot;,&quot;;[.E62];&quot;],&quot;)" office:value-type="string" office:string-value="[1999,1,0.0283]," calcext:value-type="string">
            <text:p>[1999,1,0.0283],</text:p>
          </table:table-cell>
        </table:table-row>
        <table:table-row table:style-name="ro1">
          <table:table-cell office:value-type="string" calcext:value-type="string">
            <text:p>[2000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0.00100000004749745" calcext:value-type="float">
            <text:p>0.001000000047497</text:p>
          </table:table-cell>
          <table:table-cell table:style-name="ce2" table:formula="of:=[.C63]*12" office:value-type="float" office:value="0.0120000005699694" calcext:value-type="float">
            <text:p>0.012</text:p>
          </table:table-cell>
          <table:table-cell table:style-name="ce2" office:value-type="float" office:value="0.0422" calcext:value-type="float">
            <text:p>0.042</text:p>
          </table:table-cell>
          <table:table-cell table:formula="of:=COM.MICROSOFT.CONCAT([.A63];&quot;,&quot;;[.B63];&quot;,&quot;;[.E63];&quot;],&quot;)" office:value-type="string" office:string-value="[2000,1,0.0422]," calcext:value-type="string">
            <text:p>[2000,1,0.0422],</text:p>
          </table:table-cell>
        </table:table-row>
        <table:table-row table:style-name="ro1">
          <table:table-cell office:value-type="string" calcext:value-type="string">
            <text:p>[200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0.00100000004749745" calcext:value-type="float">
            <text:p>0.001000000047497</text:p>
          </table:table-cell>
          <table:table-cell table:style-name="ce2" table:formula="of:=[.C64]*12" office:value-type="float" office:value="0.0120000005699694" calcext:value-type="float">
            <text:p>0.012</text:p>
          </table:table-cell>
          <table:table-cell table:style-name="ce2" office:value-type="float" office:value="0.0426" calcext:value-type="float">
            <text:p>0.043</text:p>
          </table:table-cell>
          <table:table-cell table:formula="of:=COM.MICROSOFT.CONCAT([.A64];&quot;,&quot;;[.B64];&quot;,&quot;;[.E64];&quot;],&quot;)" office:value-type="string" office:string-value="[2001,1,0.0426]," calcext:value-type="string">
            <text:p>[2001,1,0.0426],</text:p>
          </table:table-cell>
        </table:table-row>
        <table:table-row table:style-name="ro1">
          <table:table-cell office:value-type="string" calcext:value-type="string">
            <text:p>[2002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0.00100000004749745" calcext:value-type="float">
            <text:p>0.001000000047497</text:p>
          </table:table-cell>
          <table:table-cell table:style-name="ce2" table:formula="of:=[.C65]*12" office:value-type="float" office:value="0.0120000005699694" calcext:value-type="float">
            <text:p>0.012</text:p>
          </table:table-cell>
          <table:table-cell table:style-name="ce2" office:value-type="float" office:value="0.024" calcext:value-type="float">
            <text:p>0.024</text:p>
          </table:table-cell>
          <table:table-cell table:formula="of:=COM.MICROSOFT.CONCAT([.A65];&quot;,&quot;;[.B65];&quot;,&quot;;[.E65];&quot;],&quot;)" office:value-type="string" office:string-value="[2002,1,0.024]," calcext:value-type="string">
            <text:p>[2002,1,0.024],</text:p>
          </table:table-cell>
        </table:table-row>
        <table:table-row table:style-name="ro1">
          <table:table-cell office:value-type="string" calcext:value-type="string">
            <text:p>[2003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0.00100000004749745" calcext:value-type="float">
            <text:p>0.001000000047497</text:p>
          </table:table-cell>
          <table:table-cell table:style-name="ce2" table:formula="of:=[.C66]*12" office:value-type="float" office:value="0.0120000005699694" calcext:value-type="float">
            <text:p>0.012</text:p>
          </table:table-cell>
          <table:table-cell table:style-name="ce2" office:value-type="float" office:value="0.00704" calcext:value-type="float">
            <text:p>0.007</text:p>
          </table:table-cell>
          <table:table-cell table:formula="of:=COM.MICROSOFT.CONCAT([.A66];&quot;,&quot;;[.B66];&quot;,&quot;;[.E66];&quot;],&quot;)" office:value-type="string" office:string-value="[2003,1,0.00704]," calcext:value-type="string">
            <text:p>[2003,1,0.00704],</text:p>
          </table:table-cell>
        </table:table-row>
        <table:table-row table:style-name="ro1">
          <table:table-cell office:value-type="string" calcext:value-type="string">
            <text:p>[2004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0.00100000004749745" calcext:value-type="float">
            <text:p>0.001000000047497</text:p>
          </table:table-cell>
          <table:table-cell table:style-name="ce2" table:formula="of:=[.C67]*12" office:value-type="float" office:value="0.0120000005699694" calcext:value-type="float">
            <text:p>0.012</text:p>
          </table:table-cell>
          <table:table-cell table:style-name="ce2" office:value-type="float" office:value="0.000986" calcext:value-type="float">
            <text:p>0.001</text:p>
          </table:table-cell>
          <table:table-cell table:formula="of:=COM.MICROSOFT.CONCAT([.A67];&quot;,&quot;;[.B67];&quot;,&quot;;[.E67];&quot;],&quot;)" office:value-type="string" office:string-value="[2004,1,0.000986]," calcext:value-type="string">
            <text:p>[2004,1,0.000986],</text:p>
          </table:table-cell>
        </table:table-row>
        <table:table-row table:style-name="ro1">
          <table:table-cell office:value-type="string" calcext:value-type="string">
            <text:p>[2005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0.00100000004749745" calcext:value-type="float">
            <text:p>0.001000000047497</text:p>
          </table:table-cell>
          <table:table-cell table:style-name="ce2" table:formula="of:=[.C68]*12" office:value-type="float" office:value="0.0120000005699694" calcext:value-type="float">
            <text:p>0.012</text:p>
          </table:table-cell>
          <table:table-cell table:style-name="ce2" office:value-type="float" office:value="0.00223" calcext:value-type="float">
            <text:p>0.002</text:p>
          </table:table-cell>
          <table:table-cell table:formula="of:=COM.MICROSOFT.CONCAT([.A68];&quot;,&quot;;[.B68];&quot;,&quot;;[.E68];&quot;],&quot;)" office:value-type="string" office:string-value="[2005,1,0.00223]," calcext:value-type="string">
            <text:p>[2005,1,0.00223],</text:p>
          </table:table-cell>
        </table:table-row>
        <table:table-row table:style-name="ro1">
          <table:table-cell office:value-type="string" calcext:value-type="string">
            <text:p>[2006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0.00100000004749745" calcext:value-type="float">
            <text:p>0.001000000047497</text:p>
          </table:table-cell>
          <table:table-cell table:style-name="ce2" table:formula="of:=[.C69]*12" office:value-type="float" office:value="0.0120000005699694" calcext:value-type="float">
            <text:p>0.012</text:p>
          </table:table-cell>
          <table:table-cell table:style-name="ce2" office:value-type="float" office:value="0.00053" calcext:value-type="float">
            <text:p>0.001</text:p>
          </table:table-cell>
          <table:table-cell table:formula="of:=COM.MICROSOFT.CONCAT([.A69];&quot;,&quot;;[.B69];&quot;,&quot;;[.E69];&quot;],&quot;)" office:value-type="string" office:string-value="[2006,1,0.00053]," calcext:value-type="string">
            <text:p>[2006,1,0.00053],</text:p>
          </table:table-cell>
        </table:table-row>
        <table:table-row table:style-name="ro1">
          <table:table-cell office:value-type="string" calcext:value-type="string">
            <text:p>[2007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0.00100000004749745" calcext:value-type="float">
            <text:p>0.001000000047497</text:p>
          </table:table-cell>
          <table:table-cell table:style-name="ce2" table:formula="of:=[.C70]*12" office:value-type="float" office:value="0.0120000005699694" calcext:value-type="float">
            <text:p>0.012</text:p>
          </table:table-cell>
          <table:table-cell table:style-name="ce2" office:value-type="float" office:value="0.00804" calcext:value-type="float">
            <text:p>0.008</text:p>
          </table:table-cell>
          <table:table-cell table:formula="of:=COM.MICROSOFT.CONCAT([.A70];&quot;,&quot;;[.B70];&quot;,&quot;;[.E70];&quot;],&quot;)" office:value-type="string" office:string-value="[2007,1,0.00804]," calcext:value-type="string">
            <text:p>[2007,1,0.00804],</text:p>
          </table:table-cell>
        </table:table-row>
        <table:table-row table:style-name="ro1">
          <table:table-cell office:value-type="string" calcext:value-type="string">
            <text:p>[2008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0.00100000004749745" calcext:value-type="float">
            <text:p>0.001000000047497</text:p>
          </table:table-cell>
          <table:table-cell table:style-name="ce2" table:formula="of:=[.C71]*12" office:value-type="float" office:value="0.0120000005699694" calcext:value-type="float">
            <text:p>0.012</text:p>
          </table:table-cell>
          <table:table-cell table:style-name="ce2" office:value-type="float" office:value="0.0422" calcext:value-type="float">
            <text:p>0.042</text:p>
          </table:table-cell>
          <table:table-cell table:formula="of:=COM.MICROSOFT.CONCAT([.A71];&quot;,&quot;;[.B71];&quot;,&quot;;[.E71];&quot;],&quot;)" office:value-type="string" office:string-value="[2008,1,0.0422]," calcext:value-type="string">
            <text:p>[2008,1,0.0422],</text:p>
          </table:table-cell>
        </table:table-row>
        <table:table-row table:style-name="ro1">
          <table:table-cell office:value-type="string" calcext:value-type="string">
            <text:p>[2009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0.00100000004749745" calcext:value-type="float">
            <text:p>0.001000000047497</text:p>
          </table:table-cell>
          <table:table-cell table:style-name="ce2" table:formula="of:=[.C72]*12" office:value-type="float" office:value="0.0120000005699694" calcext:value-type="float">
            <text:p>0.012</text:p>
          </table:table-cell>
          <table:table-cell table:style-name="ce2" office:value-type="float" office:value="0.0442" calcext:value-type="float">
            <text:p>0.044</text:p>
          </table:table-cell>
          <table:table-cell table:formula="of:=COM.MICROSOFT.CONCAT([.A72];&quot;,&quot;;[.B72];&quot;,&quot;;[.E72];&quot;],&quot;)" office:value-type="string" office:string-value="[2009,1,0.0442]," calcext:value-type="string">
            <text:p>[2009,1,0.0442],</text:p>
          </table:table-cell>
        </table:table-row>
        <table:table-row table:style-name="ro1">
          <table:table-cell office:value-type="string" calcext:value-type="string">
            <text:p>[2010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0.00100000004749745" calcext:value-type="float">
            <text:p>0.001000000047497</text:p>
          </table:table-cell>
          <table:table-cell table:style-name="ce2" table:formula="of:=[.C73]*12" office:value-type="float" office:value="0.0120000005699694" calcext:value-type="float">
            <text:p>0.012</text:p>
          </table:table-cell>
          <table:table-cell table:style-name="ce2" office:value-type="float" office:value="0.0291" calcext:value-type="float">
            <text:p>0.029</text:p>
          </table:table-cell>
          <table:table-cell table:formula="of:=COM.MICROSOFT.CONCAT([.A73];&quot;,&quot;;[.B73];&quot;,&quot;;[.E73];&quot;],&quot;)" office:value-type="string" office:string-value="[2010,1,0.0291]," calcext:value-type="string">
            <text:p>[2010,1,0.0291],</text:p>
          </table:table-cell>
        </table:table-row>
        <table:table-row table:style-name="ro1" table:number-rows-repeated="1048502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1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3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5P2" style:volatile="true">
      <loext:text> </loext:text>
      <loext:fill-character> </loext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6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6P2" style:volatile="true">
      <loext:text> $</loext:text>
      <loext:fill-character> </loext:fill-character>
      <number:text>-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7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8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3">
      <number:number number:decimal-places="1" loext:min-decimal-places="1" number:min-integer-digits="1"/>
    </number:number-style>
    <number:number-style style:name="N134">
      <number:number number:decimal-places="3" loext:min-decimal-places="3" number:min-integer-digits="1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1P0"/>
    </number:number-style>
    <number:currency-style style:name="N1013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5P0"/>
    </number:currency-style>
    <style:style style:name="Default" style:family="table-cell">
      <style:table-cell-properties fo:padding="2.01pt" style:rotation-align="none"/>
      <style:text-properties fo:color="#000000" style:font-name="Calibri" fo:font-family="Calibri" style:font-family-generic="swiss" style:font-pitch="variable" fo:font-size="11pt" style:font-name-asian="Microsoft YaHei" style:font-family-asian="'Microsoft YaHei'" style:font-family-generic-asian="system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5f_BuiltIn_5f_20_25__20_-_20_Accent1" style:display-name="Excel_BuiltIn_20% - Accent1" style:family="table-cell" style:parent-style-name="Default">
      <style:table-cell-properties fo:background-color="#ccccff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20_25__20_-_20_Accent2" style:display-name="Excel_BuiltIn_20% - Accent2" style:family="table-cell" style:parent-style-name="Default">
      <style:table-cell-properties fo:background-color="#ffcc99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20_25__20_-_20_Accent3" style:display-name="Excel_BuiltIn_20% - Accent3" style:family="table-cell" style:parent-style-name="Default">
      <style:table-cell-properties fo:background-color="#ffffff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20_25__20_-_20_Accent4" style:display-name="Excel_BuiltIn_20% - Accent4" style:family="table-cell" style:parent-style-name="Default">
      <style:table-cell-properties fo:background-color="#ffffcc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20_25__20_-_20_Accent5" style:display-name="Excel_BuiltIn_20% - Accent5" style:family="table-cell" style:parent-style-name="Default">
      <style:table-cell-properties fo:background-color="#ccffff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20_25__20_-_20_Accent6" style:display-name="Excel_BuiltIn_20% - Accent6" style:family="table-cell" style:parent-style-name="Default">
      <style:table-cell-properties fo:background-color="#ccffcc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25__20_-_20_Accent1" style:display-name="Excel_BuiltIn_40% - Accent1" style:family="table-cell" style:parent-style-name="Default">
      <style:table-cell-properties fo:background-color="#99ccff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25__20_-_20_Accent2" style:display-name="Excel_BuiltIn_40% - Accent2" style:family="table-cell" style:parent-style-name="Default">
      <style:table-cell-properties fo:background-color="#ffcc99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25__20_-_20_Accent3" style:display-name="Excel_BuiltIn_40% - Accent3" style:family="table-cell" style:parent-style-name="Default">
      <style:table-cell-properties fo:background-color="#c0c0c0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25__20_-_20_Accent4" style:display-name="Excel_BuiltIn_40% - Accent4" style:family="table-cell" style:parent-style-name="Default">
      <style:table-cell-properties fo:background-color="#ffff99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25__20_-_20_Accent5" style:display-name="Excel_BuiltIn_40% - Accent5" style:family="table-cell" style:parent-style-name="Default">
      <style:table-cell-properties fo:background-color="#99ccff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25__20_-_20_Accent6" style:display-name="Excel_BuiltIn_40% - Accent6" style:family="table-cell" style:parent-style-name="Default">
      <style:table-cell-properties fo:background-color="#ffff99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25__20_-_20_Accent1" style:display-name="Excel_BuiltIn_60% - Accent1" style:family="table-cell" style:parent-style-name="Default">
      <style:table-cell-properties fo:background-color="#33cccc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25__20_-_20_Accent2" style:display-name="Excel_BuiltIn_60% - Accent2" style:family="table-cell" style:parent-style-name="Default">
      <style:table-cell-properties fo:background-color="#ffcc99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25__20_-_20_Accent3" style:display-name="Excel_BuiltIn_60% - Accent3" style:family="table-cell" style:parent-style-name="Default">
      <style:table-cell-properties fo:background-color="#c0c0c0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25__20_-_20_Accent4" style:display-name="Excel_BuiltIn_60% - Accent4" style:family="table-cell" style:parent-style-name="Default">
      <style:table-cell-properties fo:background-color="#ffff99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25__20_-_20_Accent5" style:display-name="Excel_BuiltIn_60% - Accent5" style:family="table-cell" style:parent-style-name="Default">
      <style:table-cell-properties fo:background-color="#99ccff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25__20_-_20_Accent6" style:display-name="Excel_BuiltIn_60% - Accent6" style:family="table-cell" style:parent-style-name="Default">
      <style:table-cell-properties fo:background-color="#339966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Accent1" style:display-name="Excel_BuiltIn_Accent1" style:family="table-cell" style:parent-style-name="Default">
      <style:table-cell-properties fo:background-color="#333399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Accent2" style:display-name="Excel_BuiltIn_Accent2" style:family="table-cell" style:parent-style-name="Default">
      <style:table-cell-properties fo:background-color="#ff6600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Accent3" style:display-name="Excel_BuiltIn_Accent3" style:family="table-cell" style:parent-style-name="Default">
      <style:table-cell-properties fo:background-color="#969696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Accent4" style:display-name="Excel_BuiltIn_Accent4" style:family="table-cell" style:parent-style-name="Default">
      <style:table-cell-properties fo:background-color="#ffcc00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Accent5" style:display-name="Excel_BuiltIn_Accent5" style:family="table-cell" style:parent-style-name="Default">
      <style:table-cell-properties fo:background-color="#33cccc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Accent6" style:display-name="Excel_BuiltIn_Accent6" style:family="table-cell" style:parent-style-name="Default">
      <style:table-cell-properties fo:background-color="#339966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Bad" style:display-name="Excel_BuiltIn_Bad" style:family="table-cell" style:parent-style-name="Default">
      <style:table-cell-properties fo:background-color="#ff99cc" fo:padding="2.01pt"/>
      <style:text-properties fo:color="#80008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Calculation" style:display-name="Excel_BuiltIn_Calculation" style:family="table-cell" style:parent-style-name="Default">
      <style:table-cell-properties fo:background-color="#c0c0c0" style:diagonal-bl-tr="none" style:diagonal-tl-br="none" fo:border="0.74pt solid #808080" fo:padding="2.01pt" style:rotation-align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Check_20_Cell" style:display-name="Excel_BuiltIn_Check Cell" style:family="table-cell" style:parent-style-name="Default">
      <style:table-cell-properties fo:background-color="#969696" style:diagonal-bl-tr="none" style:diagonal-tl-br="none" fo:border="2.49pt double-thin #333333" style:border-line-width="0.51pt 1.5pt 0.51pt" fo:padding="2.01pt" style:rotation-align="none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Explanatory_20_Text" style:display-name="Excel_BuiltIn_Explanatory Text" style:family="table-cell" style:parent-style-name="Default">
      <style:table-cell-properties fo:padding="2.01pt"/>
      <style:text-properties fo:color="#808080" style:text-outline="false" style:text-line-through-style="none" style:text-line-through-type="none" style:font-name="Calibri" fo:font-family="Calibri" style:font-family-generic="swiss" style:font-pitch="variable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pitch-complex="variable" style:font-size-complex="11pt" style:font-style-complex="italic" style:font-weight-complex="normal"/>
    </style:style>
    <style:style style:name="Excel_5f_BuiltIn_5f_Good" style:display-name="Excel_BuiltIn_Good" style:family="table-cell" style:parent-style-name="Default">
      <style:table-cell-properties fo:background-color="#ccffcc" fo:padding="2.01pt"/>
      <style:text-properties fo:color="#008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Heading_20_1" style:display-name="Excel_BuiltIn_Heading 1" style:family="table-cell" style:parent-style-name="Default">
      <style:table-cell-properties fo:border-bottom="2.49pt solid #333399" style:diagonal-bl-tr="none" style:diagonal-tl-br="none" fo:border-left="none" fo:padding="2.01pt" fo:border-right="none" style:rotation-align="none" fo:border-top="none"/>
      <style:text-properties fo:color="#666699" style:text-outline="false" style:text-line-through-style="none" style:text-line-through-type="none" style:font-name="Calibri" fo:font-family="Calibri" style:font-family-generic="swiss" style:font-pitch="variable" fo:font-size="15pt" fo:font-style="normal" fo:text-shadow="none" style:text-underline-style="none" fo:font-weight="bold" style:font-size-asian="15pt" style:font-style-asian="normal" style:font-weight-asian="bold" style:font-name-complex="Calibri" style:font-family-complex="Calibri" style:font-family-generic-complex="swiss" style:font-pitch-complex="variable" style:font-size-complex="15pt" style:font-style-complex="normal" style:font-weight-complex="bold"/>
    </style:style>
    <style:style style:name="Excel_5f_BuiltIn_5f_Heading_20_2" style:display-name="Excel_BuiltIn_Heading 2" style:family="table-cell" style:parent-style-name="Default">
      <style:table-cell-properties fo:border-bottom="2.49pt solid #99ccff" style:diagonal-bl-tr="none" style:diagonal-tl-br="none" fo:border-left="none" fo:padding="2.01pt" fo:border-right="none" style:rotation-align="none" fo:border-top="none"/>
      <style:text-properties fo:color="#666699" style:text-outline="false" style:text-line-through-style="none" style:text-line-through-type="none" style:font-name="Calibri" fo:font-family="Calibri" style:font-family-generic="swiss" style:font-pitch="variable" fo:font-size="13pt" fo:font-style="normal" fo:text-shadow="none" style:text-underline-style="none" fo:font-weight="bold" style:font-size-asian="13pt" style:font-style-asian="normal" style:font-weight-asian="bold" style:font-name-complex="Calibri" style:font-family-complex="Calibri" style:font-family-generic-complex="swiss" style:font-pitch-complex="variable" style:font-size-complex="13pt" style:font-style-complex="normal" style:font-weight-complex="bold"/>
    </style:style>
    <style:style style:name="Excel_5f_BuiltIn_5f_Heading_20_3" style:display-name="Excel_BuiltIn_Heading 3" style:family="table-cell" style:parent-style-name="Default">
      <style:table-cell-properties fo:border-bottom="1.76pt solid #33cccc" style:diagonal-bl-tr="none" style:diagonal-tl-br="none" fo:border-left="none" fo:padding="2.01pt" fo:border-right="none" style:rotation-align="none" fo:border-top="none"/>
      <style:text-properties fo:color="#6666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Heading_20_4" style:display-name="Excel_BuiltIn_Heading 4" style:family="table-cell" style:parent-style-name="Default">
      <style:table-cell-properties fo:padding="2.01pt"/>
      <style:text-properties fo:color="#6666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Input" style:display-name="Excel_BuiltIn_Input" style:family="table-cell" style:parent-style-name="Default">
      <style:table-cell-properties fo:background-color="#ffcc99" style:diagonal-bl-tr="none" style:diagonal-tl-br="none" fo:border="0.74pt solid #808080" fo:padding="2.01pt" style:rotation-align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Linked_20_Cell" style:display-name="Excel_BuiltIn_Linked Cell" style:family="table-cell" style:parent-style-name="Default">
      <style:table-cell-properties fo:border-bottom="2.49pt double-thin #ff9900" style:border-line-width-bottom="0.51pt 1.5pt 0.51pt" style:diagonal-bl-tr="none" style:diagonal-tl-br="none" fo:border-left="none" fo:padding="2.01pt" fo:border-right="none" style:rotation-align="none" fo:border-top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Neutral" style:display-name="Excel_BuiltIn_Neutral" style:family="table-cell" style:parent-style-name="Default">
      <style:table-cell-properties fo:background-color="#ffff99" fo:padding="2.01pt"/>
      <style:text-properties fo:color="#9933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Note" style:display-name="Excel_BuiltIn_Note" style:family="table-cell" style:parent-style-name="Default">
      <style:table-cell-properties fo:background-color="#ffffcc" style:diagonal-bl-tr="none" style:diagonal-tl-br="none" fo:border="0.74pt solid #c0c0c0" fo:padding="2.01pt" style:rotation-align="none"/>
    </style:style>
    <style:style style:name="Excel_5f_BuiltIn_5f_Output" style:display-name="Excel_BuiltIn_Output" style:family="table-cell" style:parent-style-name="Default">
      <style:table-cell-properties fo:background-color="#c0c0c0" style:diagonal-bl-tr="none" style:diagonal-tl-br="none" fo:border="0.74pt solid #333333" fo:padding="2.01pt" style:rotation-align="none"/>
      <style:text-properties fo:color="#333333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Title" style:display-name="Excel_BuiltIn_Title" style:family="table-cell" style:parent-style-name="Default">
      <style:table-cell-properties fo:padding="2.01pt"/>
      <style:text-properties fo:color="#666699" style:text-outline="false" style:text-line-through-style="none" style:text-line-through-type="none" style:font-name="Calibri Light" fo:font-family="'Calibri Light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name-complex="Calibri Light" style:font-family-complex="'Calibri Light'" style:font-family-generic-complex="swiss" style:font-pitch-complex="variable" style:font-size-complex="18pt" style:font-style-complex="normal" style:font-weight-complex="normal"/>
    </style:style>
    <style:style style:name="Excel_5f_BuiltIn_5f_Total" style:display-name="Excel_BuiltIn_Total" style:family="table-cell" style:parent-style-name="Default">
      <style:table-cell-properties fo:border-bottom="2.49pt double-thin #333399" style:border-line-width-bottom="0.51pt 1.5pt 0.51pt" style:diagonal-bl-tr="none" style:diagonal-tl-br="none" fo:border-left="none" fo:padding="2.01pt" fo:border-right="none" style:rotation-align="none" fo:border-top="0.74pt solid #333399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Warning_20_Text" style:display-name="Excel_BuiltIn_Warning Text" style:family="table-cell" style:parent-style-name="Default">
      <style:table-cell-properties fo:padding="2.01pt"/>
      <style:text-properties fo:color="#ff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54pt" fo:margin-bottom="54pt" fo:margin-left="50.4pt" fo:margin-right="50.4pt" style:first-page-number="continue" style:writing-mode="lr-tb"/>
      <style:header-style>
        <style:header-footer-properties fo:min-height="21.26pt" fo:margin-left="3.46pt" fo:margin-right="3.46pt" fo:margin-bottom="0pt"/>
      </style:header-style>
      <style:footer-style>
        <style:header-footer-properties fo:min-height="21.26pt" fo:margin-left="3.46pt" fo:margin-right="3.46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min_5f_casemisty" style:display-name="PageStyle_min_casemist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ase2_5f_OG" style:display-name="PageStyle_case2_OG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09T22:02:51.148000000</meta:creation-date>
    <dc:date>2018-08-10T15:20:06.604000000</dc:date>
    <meta:editing-duration>PT3H43M36S</meta:editing-duration>
    <meta:editing-cycles>1</meta:editing-cycles>
    <meta:document-statistic meta:table-count="1" meta:cell-count="438" meta:object-count="0"/>
    <meta:generator>LibreOffice/6.0.4.2$Windows_X86_64 LibreOffice_project/9b0d9b32d5dcda91d2f1a96dc04c645c450872bf</meta:generator>
  </office:meta>
</office:document-meta>
</file>